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3" style:family="paragraph" style:parent-style-name="Standard" style:list-style-name="L3">
      <style:text-properties style:text-underline-style="solid" style:text-underline-width="auto" style:text-underline-color="font-color" fo:font-weight="bold"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position="super 58%" style:text-underline-style="none" fo:font-weight="normal" style:font-weight-asian="normal" style:font-weight-complex="normal"/>
    </style:style>
    <style:style style:name="T4" style:family="text">
      <style:text-properties style:text-position="0% 100%" style:text-underline-style="none"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BARONY OR NOT TO BARONY</text:p>
      <text:p text:style-name="P1"><text:span text:style-name="T2"/></text:p>
      <text:p text:style-name="P1"><text:span text:style-name="T2">Greetings good members of Owlsherst! A few months ago a question was brought up at the Shire Meeting whether we would want to consider becoming a barony. A committee was formed, and we looked at the requirements set forth by East Kingdom. We can readily meet those requirements. Before we pursue this any further we want to get your input.</text:span></text:p>
      <text:p text:style-name="P1"><text:span text:style-name="T2"/></text:p>
      <text:p text:style-name="P1"><text:span text:style-name="T2">We are holding two “Shire Hall Meetings” (rather than Town Hall Meetings!) to answer questions, gauge interest in going barony, give pros and cons, and determine if we want to work toward this. The meetings are set in 2 locations of our Shire. You may attend either one, or both. Mundane clothing will be the norm.</text:span></text:p>
      <text:p text:style-name="P1"><text:span text:style-name="T2"/></text:p>
      <text:list xml:id="list8093093952063957302" text:style-name="L1">
        <text:list-item>
          <text:list>
            <text:list-item>
              <text:list>
                <text:list-header>
                  <text:p text:style-name="P2"><text:span text:style-name="T1">1. <text:s text:c="2"/>Lancaster</text:span><text:span text:style-name="T2"> – Thursday, Feb 20</text:span><text:span text:style-name="T3">th</text:span><text:span text:style-name="T2"> at 7:00, Meduseld Meadery, 252 Harrisburg Ave.</text:span></text:p>
                </text:list-header>
              </text:list>
            </text:list-item>
          </text:list>
        </text:list-item>
      </text:list>
      <text:p text:style-name="P1"><text:span text:style-name="T2"><text:tab/></text:span></text:p>
      <text:list xml:id="list557408899569924983" text:style-name="L3">
        <text:list-item>
          <text:list>
            <text:list-item>
              <text:list>
                <text:list-item>
                  <text:list>
                    <text:list-item>
                      <text:p text:style-name="P3"><text:span text:style-name="T1">York –</text:span><text:span text:style-name="T2"> Wednesday, Feb 26</text:span><text:span text:style-name="T3">th</text:span><text:span text:style-name="T2"> at 7:00, First Church of the Brethren, 2710 Kingston Rd.</text:span></text:p>
                      <text:p text:style-name="P3"><text:span text:style-name="T2"/></text:p>
                    </text:list-item>
                  </text:list>
                </text:list-item>
              </text:list>
            </text:list-item>
          </text:list>
        </text:list-item>
      </text:list>
      <text:p text:style-name="P1"><text:span text:style-name="T1">If you are interested by all means come to a meeting! <text:s/></text:span><text:span text:style-name="T2">During the meeting we will be discussing the following: <text:tab/>Kingdom Law and Corporate requirements</text:span></text:p>
      <text:p text:style-name="P1"><text:span text:style-name="T2"><text:tab/><text:tab/>Financial Considerations</text:span></text:p>
      <text:p text:style-name="P1"><text:span text:style-name="T2"><text:tab/><text:tab/>Baronial Awards</text:span></text:p>
      <text:p text:style-name="P1"><text:span text:style-name="T2"><text:tab/><text:tab/>Court and Leadership</text:span></text:p>
      <text:p text:style-name="P1"><text:span text:style-name="T2"><text:tab/><text:tab/>Process and Timeline if we </text:span><text:span text:style-name="T4">determine this is a go</text:span></text:p>
      <text:p text:style-name="P1"><text:span text:style-name="T4"/></text:p>
      <text:p text:style-name="P1"><text:span text:style-name="T4">If you cannot attend either meeting but want to give your feedback/opinion please do so! You can contact any ofo the members of the committee. They are Lady Cordeilla, Lord Gerhard, Mistress Linette, Master Robert, Lady Siobhan, and Lady Orlaithe, chair. <text:s/>If you have any questions, you can ask on the Owlsherst Facebook Discussion Page, or address an email to </text:span><text:a xlink:type="simple" xlink:href="mailto:blackswan20@comcast.net" text:style-name="Internet_20_link" text:visited-style-name="Visited_20_Internet_20_Link">blackswan20@comcast.net</text:a><text:span text:style-name="T4"> (Orlaithe).</text:span></text:p>
      <text:p text:style-name="P1"><text:span text:style-name="T4"/></text:p>
      <text:p text:style-name="P1"><text:span text:style-name="T4">There will be a meeting to summarize the information we've gathered from the 2 meetings on </text:span></text:p>
      <text:p text:style-name="P1"><text:span text:style-name="T4">March 11, at the Wednesday Night Gathering at First Church of the Breth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09T07:15:21.32</meta:creation-date>
    <dc:date>2020-01-09T07:40:15.50</dc:date>
    <meta:editing-duration>PT7M3S</meta:editing-duration>
    <meta:editing-cycles>1</meta:editing-cycles>
    <meta:generator>OpenOffice/4.1.6$Win32 OpenOffice.org_project/416m1$Build-9790</meta:generator>
    <meta:print-date>2020-01-10T09:40:36.22</meta:print-date>
    <meta:document-statistic meta:table-count="0" meta:image-count="0" meta:object-count="0" meta:page-count="1" meta:paragraph-count="14" meta:word-count="284" meta:character-count="1675"/>
  </office:meta>
</office:document-meta>
</file>